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inuable.sendPag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sendPage( String uri , Object biz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Continuable.releaseComponent(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inuable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Compon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processPipelineTo( String uri , Object bizdata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tinuable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sendPageAndWait( String uri , Object biz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Continuable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redirectTo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sendPageAndWai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